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A0000016640C5B2EC.png" manifest:media-type="image/png"/>
  <manifest:file-entry manifest:full-path="Pictures/100000000000027100000175B7D39C85.png" manifest:media-type="image/png"/>
  <manifest:file-entry manifest:full-path="Pictures/10000000000001C4000000C6987F1760.png" manifest:media-type="image/png"/>
  <manifest:file-entry manifest:full-path="Pictures/10000000000001C10000008ABC86968B.png" manifest:media-type="image/png"/>
  <manifest:file-entry manifest:full-path="Pictures/10000000000005480000007F6AE5B609.png" manifest:media-type="image/png"/>
  <manifest:file-entry manifest:full-path="Pictures/10000000000002E500000164DA960C8B.png" manifest:media-type="image/png"/>
  <manifest:file-entry manifest:full-path="Pictures/100000000000028F000000AE48FAB7C9.png" manifest:media-type="image/png"/>
  <manifest:file-entry manifest:full-path="Pictures/10000000000002C2000000D195FAE6B3.png" manifest:media-type="image/png"/>
  <manifest:file-entry manifest:full-path="Pictures/10000000000001FD0000009CCE0D0570.png" manifest:media-type="image/png"/>
  <manifest:file-entry manifest:full-path="Pictures/1000000000000356000000A8E3ADEA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16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96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02cm" fo:min-width="0.342cm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cc00" draw:marker-end="Arrow" draw:marker-end-width="0.3cm" svg:stroke-opacity="40%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svg:stroke-opacity="40%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1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8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2.81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4.2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52cm" fo:min-width="2.39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314cm"/>
    </style:style>
    <style:style style:name="gr14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0.97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cc00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1.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3333" draw:marker-start-width="0.321cm" draw:marker-end-width="0.321cm" svg:stroke-opacity="40%" draw:fill="none" draw:fill-color="#ff3333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2.594cm" svg:height="4.444cm" svg:x="1.406cm" svg:y="0.8cm">
          <draw:image xlink:href="Pictures/1000000000000356000000A8E3ADEA31.png" xlink:type="simple" xlink:show="embed" xlink:actuate="onLoad">
            <text:p/>
          </draw:image>
        </draw:frame>
        <draw:frame draw:style-name="gr1" draw:text-style-name="P1" draw:layer="layout" svg:width="18.679cm" svg:height="5.529cm" svg:x="1.4cm" svg:y="7.071cm">
          <draw:image xlink:href="Pictures/10000000000002C2000000D195FAE6B3.png" xlink:type="simple" xlink:show="embed" xlink:actuate="onLoad">
            <text:p/>
          </draw:image>
        </draw:frame>
        <draw:frame draw:style-name="gr1" draw:text-style-name="P1" draw:layer="layout" svg:width="17.329cm" svg:height="4.603cm" svg:x="9.2cm" svg:y="13.397cm">
          <draw:image xlink:href="Pictures/100000000000028F000000AE48FAB7C9.png" xlink:type="simple" xlink:show="embed" xlink:actuate="onLoad">
            <text:p/>
          </draw:image>
        </draw:frame>
        <draw:custom-shape draw:style-name="gr2" draw:text-style-name="P1" draw:layer="layout" svg:width="1.056cm" svg:height="0.894cm" svg:x="6.4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7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04cm" svg:height="0.894cm" svg:x="2.49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6cm" svg:height="1cm" svg:x="2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4cm" svg:y2="9.4cm">
          <text:p/>
        </draw:line>
        <draw:line draw:style-name="gr6" draw:text-style-name="P1" draw:layer="layout" svg:x1="6.8cm" svg:y1="2.694cm" svg:x2="3.2cm" svg:y2="10cm">
          <text:p/>
        </draw:line>
        <draw:custom-shape draw:style-name="gr3" draw:text-style-name="P1" draw:layer="layout" svg:width="3.6cm" svg:height="1cm" svg:x="1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cm" svg:y1="2.6cm" svg:x2="14cm" svg:y2="14.8cm">
          <text:p/>
        </draw:line>
        <draw:custom-shape draw:style-name="gr4" draw:text-style-name="P1" draw:layer="layout" svg:width="1.304cm" svg:height="0.894cm" svg:x="13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6.615cm" svg:height="0.806cm" svg:x="1.292cm" svg:y="6.109cm">
          <draw:text-box>
            <text:p><text:span text:style-name="T1">$ vi config/lab_hs_laptop.py</text:span></text:p>
          </draw:text-box>
        </draw:frame>
        <draw:frame draw:style-name="gr8" draw:text-style-name="P2" draw:layer="layout" svg:width="4.181cm" svg:height="0.806cm" svg:x="9.019cm" svg:y="12.6cm">
          <draw:text-box>
            <text:p><text:span text:style-name="T1">$ vi password.py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7.329cm" svg:height="4.603cm" svg:x="0.871cm" svg:y="0.797cm">
          <draw:image xlink:href="Pictures/100000000000028F000000AE48FAB7C9.png" xlink:type="simple" xlink:show="embed" xlink:actuate="onLoad">
            <text:p/>
          </draw:image>
        </draw:frame>
        <draw:custom-shape draw:style-name="gr10" draw:text-style-name="P1" draw:layer="layout" svg:width="4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1.879cm" svg:height="3.65cm" svg:x="1.121cm" svg:y="0.8cm">
          <draw:image xlink:href="Pictures/10000000000001C10000008ABC86968B.png" xlink:type="simple" xlink:show="embed" xlink:actuate="onLoad">
            <text:p/>
          </draw:image>
        </draw:frame>
        <draw:custom-shape draw:style-name="gr11" draw:text-style-name="P1" draw:layer="layout" svg:width="6.8cm" svg:height="1cm" svg:x="5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3.466cm" svg:height="4.127cm" svg:x="0.534cm" svg:y="0.473cm">
          <draw:image xlink:href="Pictures/10000000000001FD0000009CCE0D0570.png" xlink:type="simple" xlink:show="embed" xlink:actuate="onLoad">
            <text:p/>
          </draw:image>
        </draw:frame>
        <draw:custom-shape draw:style-name="gr3" draw:text-style-name="P1" draw:layer="layout" svg:width="3.6cm" svg:height="1cm" svg:x="0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9.605cm" svg:height="9.418cm" svg:x="1cm" svg:y="10.182cm">
          <draw:image xlink:href="Pictures/10000000000002E500000164DA960C8B.png" xlink:type="simple" xlink:show="embed" xlink:actuate="onLoad">
            <text:p/>
          </draw:image>
        </draw:frame>
        <draw:frame draw:style-name="gr1" draw:text-style-name="P1" draw:layer="layout" svg:width="11.958cm" svg:height="5.238cm" svg:x="1.042cm" svg:y="0.762cm">
          <draw:image xlink:href="Pictures/10000000000001C4000000C6987F1760.png" xlink:type="simple" xlink:show="embed" xlink:actuate="onLoad">
            <text:p/>
          </draw:image>
        </draw:frame>
        <draw:custom-shape draw:style-name="gr12" draw:text-style-name="P1" draw:layer="layout" svg:width="4.2cm" svg:height="1.2cm" svg:x="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2cm" svg:height="1.2cm" svg:x="8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2cm" svg:y1="4.6cm" svg:x2="10.4cm" svg:y2="16.2cm">
          <text:p/>
        </draw:line>
        <draw:frame draw:style-name="gr13" draw:text-style-name="P2" draw:layer="layout" svg:width="10.814cm" svg:height="0.806cm" svg:x="0.986cm" svg:y="9cm">
          <draw:text-box>
            <text:p><text:span text:style-name="T1">$ vi src/tc/lab/tc_lab_sispmctl_get_variables.py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6.535cm" svg:height="9.868cm" svg:x="0.4cm" svg:y="0.2cm">
          <draw:image xlink:href="Pictures/100000000000027100000175B7D39C85.png" xlink:type="simple" xlink:show="embed" xlink:actuate="onLoad">
            <text:p/>
          </draw:image>
        </draw:frame>
        <draw:custom-shape draw:style-name="gr3" draw:text-style-name="P1" draw:layer="layout" svg:width="3.6cm" svg:height="1cm" svg:x="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7.999cm" svg:height="9.222cm" svg:x="0.2cm" svg:y="0.4cm">
          <draw:image xlink:href="Pictures/100000000000042A0000016640C5B2EC.png" xlink:type="simple" xlink:show="embed" xlink:actuate="onLoad">
            <text:p/>
          </draw:image>
        </draw:frame>
        <draw:custom-shape draw:style-name="gr14" draw:text-style-name="P1" draw:layer="layout" svg:width="2.2cm" svg:height="1cm" svg:x="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7.999cm" svg:height="2.67cm" svg:x="0.001cm" svg:y="11cm">
          <draw:image xlink:href="Pictures/10000000000005480000007F6AE5B609.png" xlink:type="simple" xlink:show="embed" xlink:actuate="onLoad">
            <text:p/>
          </draw:image>
        </draw:frame>
        <draw:custom-shape draw:style-name="gr10" draw:text-style-name="P1" draw:layer="layout" svg:width="4.8cm" svg:height="1cm" svg:x="5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8cm" svg:height="1cm" svg:x="18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cm" svg:height="1cm" svg:x="21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8cm" svg:y1="11cm" svg:x2="8cm" svg:y2="3.4cm">
          <text:p/>
        </draw:line>
        <draw:line draw:style-name="gr6" draw:text-style-name="P1" draw:layer="layout" svg:x1="21.8cm" svg:y1="11.2cm" svg:x2="9cm" svg:y2="6.4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07:18:57.560115865</meta:creation-date>
    <dc:date>2017-08-16T07:05:42.215780356</dc:date>
    <meta:editing-duration>PT1H17M20S</meta:editing-duration>
    <meta:editing-cycles>9</meta:editing-cycles>
    <meta:generator>LibreOffice/4.3.7.2$Linux_X86_64 LibreOffice_project/430$Build-2</meta:generator>
    <meta:document-statistic meta:object-count="71"/>
  </office:meta>
</office:document-meta>
</file>